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20000018308436E3F6DC2F4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2a6099" loext:opacity="100%" style:font-name="Liberation Sans" fo:font-weight="bold" officeooo:rsid="000efcd3" officeooo:paragraph-rsid="000efcd3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 fo:font-weight="bold" officeooo:rsid="00125171" officeooo:paragraph-rsid="00125171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3bb594" officeooo:paragraph-rsid="003bb594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125171" officeooo:paragraph-rsid="00125171" style:font-weight-asian="normal" style:font-weight-complex="normal"/>
    </style:style>
    <style:style style:name="P6" style:family="paragraph" style:parent-style-name="Text_20_body">
      <style:text-properties officeooo:rsid="003bb594" officeooo:paragraph-rsid="003bb594"/>
    </style:style>
    <style:style style:name="P7" style:family="paragraph" style:parent-style-name="Title">
      <style:text-properties officeooo:rsid="0011e087" officeooo:paragraph-rsid="0011e087"/>
    </style:style>
    <style:style style:name="P8" style:family="paragraph" style:parent-style-name="Heading_20_1">
      <style:text-properties officeooo:rsid="000efcd3" officeooo:paragraph-rsid="000efcd3"/>
    </style:style>
    <style:style style:name="P9" style:family="paragraph" style:parent-style-name="Heading_20_1">
      <style:text-properties officeooo:rsid="00142ae3" officeooo:paragraph-rsid="00142ae3"/>
    </style:style>
    <style:style style:name="P10" style:family="paragraph" style:parent-style-name="Heading_20_1">
      <style:text-properties officeooo:rsid="006653b3" officeooo:paragraph-rsid="006653b3"/>
    </style:style>
    <style:style style:name="P11" style:family="paragraph" style:parent-style-name="Text_20_body" style:list-style-name="L1">
      <style:text-properties officeooo:rsid="003a6d18" officeooo:paragraph-rsid="003bb594"/>
    </style:style>
    <style:style style:name="P12" style:family="paragraph" style:parent-style-name="Text_20_body">
      <style:text-properties officeooo:rsid="003965d4" officeooo:paragraph-rsid="006011cf"/>
    </style:style>
    <style:style style:name="P13" style:family="paragraph" style:parent-style-name="Text_20_body" style:list-style-name="L7">
      <style:text-properties officeooo:paragraph-rsid="00408795"/>
    </style:style>
    <style:style style:name="P14" style:family="paragraph" style:parent-style-name="Text_20_body" style:list-style-name="L7">
      <style:text-properties officeooo:rsid="00408795" officeooo:paragraph-rsid="00408795"/>
    </style:style>
    <style:style style:name="P15" style:family="paragraph" style:parent-style-name="Text_20_body">
      <style:text-properties officeooo:rsid="001821b9" officeooo:paragraph-rsid="006011cf"/>
    </style:style>
    <style:style style:name="P16" style:family="paragraph" style:parent-style-name="Text_20_body">
      <style:text-properties officeooo:rsid="001821b9" officeooo:paragraph-rsid="00610881"/>
    </style:style>
    <style:style style:name="P17" style:family="paragraph" style:parent-style-name="Text_20_body">
      <style:text-properties officeooo:rsid="00610455" officeooo:paragraph-rsid="00610455"/>
    </style:style>
    <style:style style:name="P18" style:family="paragraph" style:parent-style-name="Text_20_body">
      <style:text-properties officeooo:rsid="00610881" officeooo:paragraph-rsid="00610881"/>
    </style:style>
    <style:style style:name="P19" style:family="paragraph" style:parent-style-name="Text_20_body">
      <style:text-properties officeooo:rsid="00612f7f" officeooo:paragraph-rsid="00612f7f"/>
    </style:style>
    <style:style style:name="P20" style:family="paragraph" style:parent-style-name="Text_20_body">
      <style:text-properties officeooo:rsid="00613035" officeooo:paragraph-rsid="00613035"/>
    </style:style>
    <style:style style:name="P21" style:family="paragraph" style:parent-style-name="Text_20_body">
      <style:text-properties officeooo:rsid="00613e5a" officeooo:paragraph-rsid="00613e5a"/>
    </style:style>
    <style:style style:name="P22" style:family="paragraph" style:parent-style-name="Text_20_body">
      <style:text-properties officeooo:rsid="00621f76" officeooo:paragraph-rsid="00621f76"/>
    </style:style>
    <style:style style:name="P23" style:family="paragraph" style:parent-style-name="Text_20_body">
      <style:text-properties officeooo:rsid="0062cc1a" officeooo:paragraph-rsid="0062cc1a"/>
    </style:style>
    <style:style style:name="P24" style:family="paragraph" style:parent-style-name="Text_20_body">
      <style:text-properties officeooo:rsid="0062cc1a" officeooo:paragraph-rsid="0064beac"/>
    </style:style>
    <style:style style:name="P25" style:family="paragraph" style:parent-style-name="Text_20_body">
      <style:text-properties officeooo:rsid="0064beac" officeooo:paragraph-rsid="0064beac"/>
    </style:style>
    <style:style style:name="P26" style:family="paragraph" style:parent-style-name="Text_20_body">
      <style:text-properties officeooo:rsid="0065be61" officeooo:paragraph-rsid="0065be61"/>
    </style:style>
    <style:style style:name="P27" style:family="paragraph" style:parent-style-name="Text_20_body" style:list-style-name="L1">
      <style:text-properties officeooo:rsid="006653b3" officeooo:paragraph-rsid="006653b3"/>
    </style:style>
    <style:style style:name="T1" style:family="text">
      <style:text-properties officeooo:rsid="005f3e12"/>
    </style:style>
    <style:style style:name="T2" style:family="text">
      <style:text-properties officeooo:rsid="001b57bb"/>
    </style:style>
    <style:style style:name="T3" style:family="text">
      <style:text-properties officeooo:rsid="000efcd3"/>
    </style:style>
    <style:style style:name="T4" style:family="text">
      <style:text-properties officeooo:rsid="0012517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c468a" style:font-weight-asian="normal" style:font-weight-complex="normal"/>
    </style:style>
    <style:style style:name="T7" style:family="text">
      <style:text-properties fo:font-weight="normal" officeooo:rsid="005d702a" style:font-weight-asian="normal" style:font-weight-complex="normal"/>
    </style:style>
    <style:style style:name="T8" style:family="text">
      <style:text-properties fo:font-weight="normal" officeooo:rsid="006011cf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011cf" style:font-weight-asian="bold" style:font-weight-complex="bold"/>
    </style:style>
    <style:style style:name="T11" style:family="text">
      <style:text-properties fo:font-weight="bold" officeooo:rsid="006653b3" style:font-weight-asian="bold" style:font-weight-complex="bold"/>
    </style:style>
    <style:style style:name="T12" style:family="text">
      <style:text-properties officeooo:rsid="003965d4"/>
    </style:style>
    <style:style style:name="T13" style:family="text">
      <style:text-properties officeooo:rsid="003a6d18"/>
    </style:style>
    <style:style style:name="T14" style:family="text">
      <style:text-properties officeooo:rsid="006011cf"/>
    </style:style>
    <style:style style:name="T15" style:family="text">
      <style:text-properties officeooo:rsid="00610455"/>
    </style:style>
    <style:style style:name="T16" style:family="text">
      <style:text-properties officeooo:rsid="00610881"/>
    </style:style>
    <style:style style:name="T17" style:family="text">
      <style:text-properties officeooo:rsid="00619238"/>
    </style:style>
    <style:style style:name="T18" style:family="text">
      <style:text-properties officeooo:rsid="00621f76"/>
    </style:style>
    <style:style style:name="T19" style:family="text">
      <style:text-properties officeooo:rsid="0064beac"/>
    </style:style>
    <style:style style:name="T20" style:family="text">
      <style:text-properties officeooo:rsid="0065be61"/>
    </style:style>
    <style:style style:name="T21" style:family="text">
      <style:text-properties officeooo:rsid="006653b3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:<text:span text:style-name="T5"> </text:span><text:span text:style-name="T8">10 Mar </text:span><text:span text:style-name="T6">202</text:span><text:span text:style-name="T8">4</text:span></text:p>
      <text:p text:style-name="P4">Authors: <text:span text:style-name="T5">Chris Thompson, G0KLA / AC2CZ / </text:span><text:span text:style-name="T7">VE2TCP</text:span></text:p>
      <text:p text:style-name="P3">Version: <text:span text:style-name="T7">1.0</text:span></text:p>
      <text:p text:style-name="P5"/>
      <text:p text:style-name="P7">PACSAT<text:span text:style-name="T4"> </text:span><text:span text:style-name="T14">Digipeater</text:span></text:p>
      <text:h text:style-name="P8" text:outline-level="1">Introduction</text:h>
      <text:p text:style-name="P12"><text:span text:style-name="T14">PACSAT can provide a digital repeater alongside the file system. </text:span></text:p>
      <text:p text:style-name="P12">This document <text:span text:style-name="T13">is organized into the following sections:</text:span></text:p>
      <text:list xml:id="list2159982892" text:style-name="L1">
        <text:list-item>
          <text:p text:style-name="P11"><text:span text:style-name="T11">Historical Implementations</text:span><text:span text:style-name="T12"> – </text:span><text:span text:style-name="T21">Discussion of several previous space digipeaters</text:span><text:span text:style-name="T14"> </text:span></text:p>
        </text:list-item>
        <text:list-item>
          <text:p text:style-name="P27"><text:span text:style-name="T9">Design </text:span>- <text:s/>Discussion of the possible design approach for PACSAT.</text:p>
        </text:list-item>
      </text:list>
      <text:p text:style-name="P6">References are given at the end.</text:p>
      <text:h text:style-name="P10" text:outline-level="1">Historical Implementations</text:h>
      <text:p text:style-name="P15"><text:span text:style-name="T14">A digipeater that repeats AX.25 </text:span><text:span text:style-name="T21">or other digital</text:span><text:span text:style-name="T14"> packets </text:span><text:span text:style-name="T21">have</text:span><text:span text:style-name="T14"> be</text:span><text:span text:style-name="T21">en</text:span><text:span text:style-name="T14"> setup in a number of ways:</text:span></text:p>
      <text:h text:style-name="Heading_20_2" text:outline-level="2">Classic AX.25 repeater</text:h>
      <text:p text:style-name="P17">The AX.25 Link Access Protocol[1] states that the address field contains a destination, a source and optionally two Layer 2 repeater sub-fields. <text:s/>In this way the destination address is the station you are sending the message to <text:span text:style-name="T21">and </text:span>the source address is the sending station.</text:p>
      <text:p text:style-name="P17">Each address is 6 bytes followed by 4 bits of SSID <text:span text:style-name="T16">and </text:span>the C, command/response, bit </text:p>
      <text:p text:style-name="P17">The Version 2.2 spec says that repeater chaining belongs in a higher protocol and is being phased out of the Layer 2 protocol.</text:p>
      <text:p text:style-name="P17"><text:span text:style-name="T16">If the address extension bit of the last byte of the source field is not set, then a</text:span> repeater field follows the source address and would contain the PACSAT callsign.</text:p>
      <text:p text:style-name="P18">The repeater address contains the<text:span text:style-name="T15"> H, Has been Repeated, bit. <text:s/></text:span>The H bit is set to 0 on frames going to a repeater. <text:s/>It is changed to 1 by the repeater.</text:p>
      <text:p text:style-name="P18">There can be multiple repeaters listed though practically this should be limited to 2. <text:s/></text:p>
      <text:p text:style-name="P18">Various timers are usually adjusted to accommodate the path through a repeater. <text:s/>We will only support full duplex UI frames so this will not need adjustment at the spacecraft.</text:p>
      <text:h text:style-name="Heading_20_2" text:outline-level="2"><text:soft-page-break/>APRS digipeater</text:h>
      <text:p text:style-name="P20">APRS uses generic digipeating. <text:s/>The sender does not need any prior knowledge of the network. <text:s/>Messages are not typically sent to a specific person, so the digipeater can be encoded in the destination address, shortening the packet. <text:s/>Most of the destinations have been depreciated with WIDEn-N remaining. <text:s/>I packet sent to WIDE2-2 will be repeated and the SSID decreased by 1, this is repeated again until the SSID is 0. <text:s/>The digipeater keeps a hash of each packet and will not repeat them again for 28 seconds.</text:p>
      <text:p text:style-name="P20"/>
      <text:h text:style-name="Heading_20_2" text:outline-level="2">ISS Style digipeater</text:h>
      <text:p text:style-name="P19">The original approach was to send UNPROTO CQ VIA ARISS. <text:s/>Then enter CONVERS mode and type away. <text:s/>Each line was sent as a UI packet via the ISS.</text:p>
      <text:p text:style-name="P20">Now you can use various programs, such as UISS, which typically send an APRS encoded message with the via address.</text:p>
      <text:p text:style-name="P19"/>
      <text:h text:style-name="Heading_20_2" text:outline-level="2">FalconSat-3 style digipeater</text:h>
      <text:p text:style-name="P21">FalconSat-3 used the callsign PFS3-1 for the digipeater. <text:s/>It was cross band, unlike the ISS. <text:s/>It was full duplex. <text:s/><text:span text:style-name="T17">It was 9600bps. <text:s text:c="3"/>You sent UI packets to CQ via PFS3-1</text:span></text:p>
      <text:p text:style-name="P21"/>
      <text:h text:style-name="Heading_20_2" text:outline-level="2"><text:span text:style-name="T17">LEDSAT/ </text:span><text:span text:style-name="T14">Greencube digipeater</text:span></text:h>
      <text:p text:style-name="P16"><text:span text:style-name="T16">GreenCube uses the CubeSat protocol[2] rather than AX.25. <text:s/></text:span><text:span text:style-name="T18">This has RS(223,255) FEC.</text:span><text:span text:style-name="T2"> <text:s text:c="2"/></text:span><text:span text:style-name="T17">It receives on 435.310 and transmits on 435.190 </text:span><text:span text:style-name="T18">at 1200bps. <text:s/>It is half duplex using the AX100 radio.</text:span></text:p>
      <text:p text:style-name="P16"/>
      <text:p text:style-name="P22">Messages are formatted like this:</text:p>
      <text:p text:style-name="P22">$SourceCallsign &gt; $DestCallsign, $SatelliteName, STORE=$Time $Message</text:p>
      <text:p text:style-name="P22">e.g., IU0POY &gt; IU0BFO, LEDSAT, STORE=5 This a message relayed by LEDSAT in 5 seconds</text:p>
      <text:h text:style-name="Heading_20_1" text:outline-level="1"><text:soft-page-break/>Design</text:h>
      <text:p text:style-name="P23">Previous satellites all require one repeater address to be populated with the satellite name. <text:s/>They then typically support a message format such as CQ via PACSAT. <text:s/>The source address contains the sending station. <text:s/>A typical QSO is then something like:</text:p>
      <text:p text:style-name="P24">G0KLA&gt;CQ,PACSAT IO91</text:p>
      <text:p text:style-name="P24">VE2TCP&gt;<text:span text:style-name="T19">CQ</text:span>,PACSAT <text:span text:style-name="T19">G0KLA </text:span>QSL FN35</text:p>
      <text:p text:style-name="P24">G0KLA&gt;<text:span text:style-name="T19">CQ</text:span>,PACSAT <text:span text:style-name="T19">VE2TCP </text:span>QSL</text:p>
      <text:p text:style-name="P24"/>
      <text:p text:style-name="P25">This is based on it being fiddly to change the destination address for the UNPROTO path. <text:s/><text:span text:style-name="T20">If that is simplified through software, w</text:span>e can shorten this to:</text:p>
      <text:p text:style-name="P23">G0KLA&gt;CQ,PACSAT IO91</text:p>
      <text:p text:style-name="P23">VE2TCP&gt;G0KLA,PACSAT QSL FN35</text:p>
      <text:p text:style-name="P23">G0KLA&gt;VE2TCP,PACSAT QSL</text:p>
      <text:p text:style-name="P25"/>
      <text:p text:style-name="P25">Furthermore, if we think of the digipeater more like a transponder then it <text:span text:style-name="T20">should</text:span> just echo all UI packets back to the ground. <text:s/>Then the exchange is as short as:</text:p>
      <text:p text:style-name="P24">G0KLA&gt;CQ IO91</text:p>
      <text:p text:style-name="P24">VE2TCP&gt;G0KLA QSL FN35</text:p>
      <text:p text:style-name="P24">G0KLA&gt;VE2TCP QSL</text:p>
      <text:p text:style-name="P25">As long as the spacecraft sends some telemetry with its ID every 10 mins then we do not need to include the via. <text:s/>We could allow the via to be included on the uplink but remove it before retransmission. <text:s/>It carries no useful information.</text:p>
      <text:p text:style-name="P25">This would be limited to UI packets to prevent people connecting to other stations and hogging the uplink. <text:s/>Non UI packets would be ignored. <text:s/>Additional via’s could be repeated or more likely we would ignore them.</text:p>
      <text:p text:style-name="P25">Packets sent to the PB or the BBS would be processed as normal and not repeated.</text:p>
      <text:p text:style-name="P25">We could dedicate one uplink to to the digipeater, configurable with a ground command.</text:p>
      <text:p text:style-name="P26">Note that this would have the side effect of acting as a digipeater for APRS. <text:s/>If someone put the output of a WIDEn repeater on the uplink then those packets would be repeated. <text:s/>We <text:soft-page-break/>should consider if we support APRS and decrement the SSID before forwarding or if we simply repeat the packet unchanged.</text:p>
      <text:h text:style-name="P9" text:outline-level="1">References</text:h>
      <text:list xml:id="list2122412019" text:style-name="L7">
        <text:list-item>
          <text:p text:style-name="P14">AX.25 Link Access Protocol for Amateur Packet Radio, Version 2.2, July 1998, William A. Beech, NJ7P, Douglas E. Nielsen, N7LEM, Jack Taylor, N7OO, <text:a xlink:type="simple" xlink:href="https://www.tapr.org/pdf/AX25.2.2.pdf" text:style-name="Internet_20_link" text:visited-style-name="Visited_20_Internet_20_Link">https://www.tapr.org/pdf/AX25.2.2.pdf</text:a></text:p>
        </text:list-item>
        <text:list-item>
          <text:p text:style-name="P13"><text:span text:style-name="T16">CubeSat protocol Space, </text:span>https://github.com/libcsp/libcs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text:number-lines="true" text:line-number="1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2a6099" loext:opacity="100%" style:font-name="Liberation Sans" fo:font-weight="bold" officeooo:rsid="000efcd3" officeooo:paragraph-rsid="000efcd3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f3e12"/>
    </style:style>
    <style:style style:name="MT2" style:family="text">
      <style:text-properties officeooo:rsid="001b57bb"/>
    </style:style>
    <style:style style:name="MT3" style:family="text">
      <style:text-properties officeooo:rsid="000efcd3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MSAT PACSAT <draw:frame draw:style-name="Mfr1" draw:name="Image18" text:anchor-type="char" svg:x="6.7228in" svg:y="-0.3783in" svg:width="0.6217in" svg:height="0.7465in" draw:z-index="3"><draw:image xlink:href="Pictures/10000001000001420000018308436E3F6DC2F457.png" xlink:type="simple" xlink:show="embed" xlink:actuate="onLoad" draw:mime-type="image/png"/></draw:frame></text:p>
        <text:p text:style-name="MP1"><text:span text:style-name="MT1">Digipeater</text:span> <text:span text:style-name="MT2">Discussion</text:span> Document</text:p>
      </style:header>
      <style:footer>
        <text:p text:style-name="MP2"><text:page-number text:select-page="current">4</text:page-number><text:s/><text:span text:style-name="MT3">of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9:41:29.757475353</meta:creation-date>
    <meta:editing-duration>PT2H6M</meta:editing-duration>
    <meta:editing-cycles>21</meta:editing-cycles>
    <meta:generator>LibreOffice/7.3.7.2$Linux_X86_64 LibreOffice_project/30$Build-2</meta:generator>
    <dc:date>2024-03-10T12:06:08.172783215</dc:date>
    <meta:document-statistic meta:table-count="0" meta:image-count="1" meta:object-count="0" meta:page-count="4" meta:paragraph-count="56" meta:word-count="836" meta:character-count="5017" meta:non-whitespace-character-count="4210"/>
  </office:meta>
</office:document-meta>
</file>